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roman" style:font-pitch="variable" style:name="Adobe Caslon Pro" svg:font-family="Adobe Caslon Pro" svg:panose-1="0 0 0 0 0 0 0 0 0 0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</office:font-face-decls>
  <office:automatic-styles>
    <style:style style:family="paragraph" style:name="a339ba4" style:parent-style-name="Normal">
      <style:text-properties fo:font-size="11.0pt" fo:font-weight="bold" style:font-name-asian="Cambria" style:font-size-asian="11.0pt" style:font-weight-asian="bold"/>
    </style:style>
    <style:style style:family="table-cell" style:name="a50234b">
      <style:table-cell-properties fo:border-bottom="0.18mm solid #000000" fo:border-left="0.18mm solid #000000" fo:border-right="0.18mm solid #000000" fo:border-top="1.59mm solid #000000" fo:padding-bottom="0.0mm" fo:padding-left="1.91mm" fo:padding-right="1.91mm" fo:padding-top="0.0mm"/>
    </style:style>
    <style:style style:family="paragraph" style:name="a4a21da" style:parent-style-name="Normal">
      <style:text-properties fo:font-size="11.0pt" style:font-name-asian="Cambria" style:font-size-asian="11.0pt"/>
    </style:style>
    <style:style style:family="table-cell" style:name="a4a73d7">
      <style:table-cell-properties fo:border-bottom="2.12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43c8dd" style:parent-style-name="Normal">
      <style:text-properties fo:font-size="11.0pt" style:font-name-asian="Cambria" style:font-size-asian="11.0pt"/>
    </style:style>
    <style:style style:family="table-cell" style:name="a3ae491">
      <style:table-cell-properties fo:border-bottom="2.12mm solid #000000" fo:border-left="0.18mm solid #000000" fo:border-right="0.18mm solid #000000" fo:border-top="2.12mm solid #FF0000" fo:padding-bottom="0.0mm" fo:padding-left="1.91mm" fo:padding-right="1.91mm" fo:padding-top="0.0mm"/>
    </style:style>
    <style:style style:family="paragraph" style:name="ad54468" style:parent-style-name="Normal">
      <style:text-properties fo:font-size="11.0pt" style:font-name-asian="Cambria" style:font-size-asian="11.0pt"/>
    </style:style>
    <style:style style:family="table-cell" style:name="aa52673">
      <style:table-cell-properties fo:border-bottom="2.12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07af80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504cbd">
      <style:table-cell-properties fo:border-bottom="1.59mm solid #000000" fo:border-left="1.59mm solid #000000" fo:border-right="1.59mm solid #000000" fo:border-top="0.18mm solid #000000" fo:padding-bottom="0.0mm" fo:padding-left="1.91mm" fo:padding-right="1.91mm" fo:padding-top="0.0mm"/>
    </style:style>
    <style:style style:family="paragraph" style:name="a7970ef" style:parent-style-name="Normal">
      <style:text-properties fo:country="DE" fo:font-size="11.0pt" fo:language="de" style:font-name-asian="Cambria" style:font-size-asian="11.0pt"/>
    </style:style>
    <style:style style:family="table-cell" style:name="afdb1d6">
      <style:table-cell-properties fo:border-bottom="0.18mm solid #000000" fo:border-left="2.12mm solid #FF0000" fo:border-right="1.59mm solid #000000" fo:border-top="0.18mm solid #000000" fo:padding-bottom="0.0mm" fo:padding-left="1.91mm" fo:padding-right="1.91mm" fo:padding-top="0.0mm"/>
    </style:style>
    <style:style style:family="paragraph" style:name="a130d52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paragraph" style:name="a5ff454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0b64ca">
      <style:table-cell-properties fo:border-bottom="2.12mm solid #FF0000" fo:border-left="2.12mm solid #FF0000" fo:border-right="2.12mm solid #FF0000" fo:border-top="2.12mm solid #FF0000" fo:padding-bottom="0.0mm" fo:padding-left="1.91mm" fo:padding-right="1.91mm" fo:padding-top="0.0mm"/>
    </style:style>
    <style:style style:family="paragraph" style:name="a245b8c" style:parent-style-name="Normal">
      <style:text-properties fo:country="DE" fo:font-size="11.0pt" fo:language="de" style:font-name-asian="Cambria" style:font-size-asian="11.0pt"/>
    </style:style>
    <style:style style:family="table-cell" style:name="a3e8fd3">
      <style:table-cell-properties fo:border-bottom="0.18mm solid #000000" fo:border-left="0.18mm solid #000000" fo:border-right="2.12mm solid #FF0000" fo:border-top="0.18mm solid #000000" fo:padding-bottom="0.0mm" fo:padding-left="1.91mm" fo:padding-right="1.91mm" fo:padding-top="0.0mm"/>
    </style:style>
    <style:style style:family="paragraph" style:name="a3bd629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3d6fe6">
      <style:table-cell-properties fo:border-bottom="0.18mm solid #000000" fo:border-left="1.59mm solid #000000" fo:border-right="1.59mm solid #000000" fo:border-top="1.59mm solid #000000" fo:padding-bottom="0.0mm" fo:padding-left="1.91mm" fo:padding-right="1.91mm" fo:padding-top="0.0mm"/>
    </style:style>
    <style:style style:family="paragraph" style:name="a6ff49b" style:parent-style-name="Normal">
      <style:text-properties fo:country="DE" fo:font-size="11.0pt" fo:language="de" style:font-name-asian="Cambria" style:font-size-asian="11.0pt"/>
    </style:style>
    <style:style style:family="paragraph" style:name="aff55c4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46fc6d">
      <style:table-cell-properties fo:background-color="#00B050" fo:border-bottom="0.18mm solid #000000" fo:border-left="0.18mm solid #000000" fo:border-right="1.59mm solid #000000" fo:border-top="0.18mm solid #000000" fo:padding-bottom="0.0mm" fo:padding-left="1.91mm" fo:padding-right="1.91mm" fo:padding-top="0.0mm"/>
    </style:style>
    <style:style style:family="paragraph" style:name="ad418b6" style:parent-style-name="Normal">
      <style:text-properties fo:country="DE" fo:font-size="11.0pt" fo:language="de" style:font-name-asian="Cambria" style:font-size-asian="11.0pt"/>
    </style:style>
    <style:style style:family="table-cell" style:name="a27b8bf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98df04">
      <style:table-row-properties style:row-height="25.01mm"/>
    </style:style>
    <style:style style:family="paragraph" style:name="afd3f8c" style:parent-style-name="Normal">
      <style:text-properties fo:country="DE" fo:font-size="11.0pt" fo:language="de" style:font-name-asian="Cambria" style:font-size-asian="11.0pt"/>
    </style:style>
    <style:style style:family="table-cell" style:name="a6de976">
      <style:table-cell-properties fo:border-bottom="1.59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83c268" style:parent-style-name="Normal">
      <style:text-properties fo:background-color="#FF0000" fo:country="DE" fo:font-size="11.0pt" fo:language="de" style:font-name-asian="Cambria" style:font-size-asian="11.0pt"/>
    </style:style>
    <style:style style:family="paragraph" style:name="a5530b4" style:parent-style-name="Normal">
      <style:text-properties fo:background-color="#FF0000" fo:country="DE" fo:font-size="11.0pt" fo:language="de" style:font-name-asian="Cambria" style:font-size-asian="11.0pt"/>
    </style:style>
    <style:style style:family="table-cell" style:name="a2cecdc">
      <style:table-cell-properties fo:border-bottom="0.18mm solid #000000" fo:border-left="1.59mm solid #000000" fo:border-right="0.18mm solid #000000" fo:border-top="0.18mm solid #000000" fo:padding-bottom="0.0mm" fo:padding-left="1.91mm" fo:padding-right="1.91mm" fo:padding-top="0.0mm"/>
    </style:style>
    <style:style style:family="paragraph" style:name="a79ccb6" style:parent-style-name="Normal">
      <style:text-properties fo:font-size="11.0pt" style:font-name-asian="Cambria" style:font-size-asian="11.0pt"/>
    </style:style>
    <style:style style:family="table-cell" style:name="abb8995">
      <style:table-cell-properties fo:border-bottom="1.59mm solid #000000" fo:border-left="1.59mm solid #000000" fo:border-right="1.59mm solid #000000" fo:border-top="1.59mm solid #000000" fo:padding-bottom="0.0mm" fo:padding-left="1.91mm" fo:padding-right="1.91mm" fo:padding-top="0.0mm"/>
    </style:style>
    <style:style style:family="table-row" style:name="a1433b6">
      <style:table-row-properties style:row-height="40.01mm"/>
    </style:style>
    <style:style style:family="table-column" style:name="a6e6b14">
      <style:table-column-properties style:rel-column-width="25*"/>
    </style:style>
    <style:style style:family="table" style:name="a489f43">
      <style:table-properties fo:margin-left="0.0mm" style:width="16.249cm" table:align="left"/>
    </style:style>
    <style:style style:family="paragraph" style:name="ab92377" style:parent-style-name="Heading2">
      <style:paragraph-properties/>
    </style:style>
    <style:style style:family="paragraph" style:name="a409374" style:parent-style-name="Normal">
      <style:text-properties fo:color="#000000" fo:country="DE" fo:language="de" style:font-name-asian="Cambria" style:font-size-asian="11.0pt"/>
    </style:style>
    <style:style style:family="table-cell" style:name="a1132a4">
      <style:table-cell-properties fo:border-bottom="0.35mm solid #000000" fo:border-left="none" fo:border-right="none" fo:border-top="none" fo:padding-bottom="0.0mm" fo:padding-left="1.91mm" fo:padding-right="1.91mm" fo:padding-top="0.0mm"/>
    </style:style>
    <style:style style:family="paragraph" style:name="a8fdd52" style:parent-style-name="Normal">
      <style:text-properties fo:color="#000000" fo:country="DE" fo:language="de" style:font-name-asian="Cambria" style:font-size-asian="11.0pt"/>
    </style:style>
    <style:style style:family="table-cell" style:name="a7f38e7">
      <style:table-cell-properties fo:border-bottom="0.35mm solid #000000" fo:border-left="none" fo:border-right="none" fo:border-top="none" fo:padding-bottom="0.0mm" fo:padding-left="1.91mm" fo:padding-right="1.91mm" fo:padding-top="0.0mm"/>
    </style:style>
    <style:style style:family="paragraph" style:name="a8da2f9" style:parent-style-name="Normal">
      <style:text-properties fo:color="#000000" fo:country="DE" fo:font-weight="bold" fo:language="de" style:font-name-asian="Cambria" style:font-size-asian="11.0pt" style:font-weight-asian="bold" style:font-weight-complex="bold"/>
    </style:style>
    <style:style style:family="table-cell" style:name="a38afc7">
      <style:table-cell-properties fo:border-bottom="0.35mm solid #000000" fo:border-left="none" fo:border-right="none" fo:border-top="none" fo:padding-bottom="0.0mm" fo:padding-left="1.91mm" fo:padding-right="1.91mm" fo:padding-top="0.0mm"/>
    </style:style>
    <style:style style:family="table-row" style:name="a349108">
      <style:table-row-properties style:row-height="15.01mm"/>
    </style:style>
    <style:style style:family="paragraph" style:name="a1ee9aa" style:parent-style-name="Normal">
      <style:text-properties fo:color="#000000" fo:country="DE" fo:language="de" style:font-name-asian="Cambria" style:font-size-asian="11.0pt"/>
    </style:style>
    <style:style style:family="table-cell" style:name="acf0e5e">
      <style:table-cell-properties fo:background-color="#C0C0C0" fo:border-bottom="none" fo:border-left="none" fo:border-right="none" fo:border-top="none" fo:padding-bottom="0.0mm" fo:padding-left="1.91mm" fo:padding-right="1.91mm" fo:padding-top="0.0mm"/>
    </style:style>
    <style:style style:family="paragraph" style:name="a3ee47b" style:parent-style-name="Normal">
      <style:text-properties fo:color="#000000" fo:country="DE" fo:language="de" style:font-name-asian="Cambria" style:font-size-asian="11.0pt"/>
    </style:style>
    <style:style style:family="table-cell" style:name="acee845">
      <style:table-cell-properties fo:background-color="#C0C0C0" fo:border-bottom="none" fo:border-left="none" fo:border-right="none" fo:border-top="none" fo:padding-bottom="0.0mm" fo:padding-left="1.91mm" fo:padding-right="1.91mm" fo:padding-top="0.0mm"/>
    </style:style>
    <style:style style:family="paragraph" style:name="a421289" style:parent-style-name="Normal">
      <style:text-properties fo:color="#000000" fo:country="DE" fo:font-weight="bold" fo:language="de" style:font-name-asian="Cambria" style:font-size-asian="11.0pt" style:font-weight-asian="bold" style:font-weight-complex="bold"/>
    </style:style>
    <style:style style:family="table-cell" style:name="ac05e7d">
      <style:table-cell-properties fo:background-color="#C0C0C0" fo:border-bottom="none" fo:border-left="none" fo:border-right="none" fo:border-top="none" fo:padding-bottom="0.0mm" fo:padding-left="1.91mm" fo:padding-right="1.91mm" fo:padding-top="0.0mm"/>
    </style:style>
    <style:style style:family="table-row" style:name="aa5e036">
      <style:table-row-properties style:row-height="15.01mm"/>
    </style:style>
    <style:style style:family="paragraph" style:name="a0817cb" style:parent-style-name="Normal">
      <style:text-properties fo:color="#000000" fo:country="DE" fo:font-weight="bold" fo:language="de" style:font-name-asian="Cambria" style:font-size-asian="11.0pt" style:font-weight-asian="bold" style:font-weight-complex="bold"/>
    </style:style>
    <style:style style:family="table-cell" style:name="acdac36">
      <style:table-cell-properties fo:border-bottom="0.35mm solid #000000" fo:border-left="none" fo:border-right="none" fo:border-top="0.35mm solid #000000" fo:padding-bottom="0.0mm" fo:padding-left="1.91mm" fo:padding-right="1.91mm" fo:padding-top="0.0mm"/>
    </style:style>
    <style:style style:family="paragraph" style:name="aaf9500" style:parent-style-name="Normal">
      <style:text-properties fo:color="#000000" fo:country="DE" fo:font-weight="bold" fo:language="de" style:font-name-asian="Cambria" style:font-size-asian="11.0pt" style:font-weight-asian="bold" style:font-weight-complex="bold"/>
    </style:style>
    <style:style style:family="table-cell" style:name="aec637a">
      <style:table-cell-properties fo:border-bottom="0.35mm solid #000000" fo:border-left="none" fo:border-right="none" fo:border-top="0.35mm solid #000000" fo:padding-bottom="0.0mm" fo:padding-left="1.91mm" fo:padding-right="1.91mm" fo:padding-top="0.0mm"/>
    </style:style>
    <style:style style:family="paragraph" style:name="abd71a9" style:parent-style-name="Normal">
      <style:text-properties fo:color="#000000" fo:country="DE" fo:font-weight="bold" fo:language="de" style:font-name="Adobe Caslon Pro" style:font-name-asian="Cambria" style:font-size-asian="11.0pt" style:font-weight-asian="bold" style:font-weight-complex="bold"/>
    </style:style>
    <style:style style:family="table-cell" style:name="af73902">
      <style:table-cell-properties fo:background-color="#548DD4" fo:border-bottom="0.35mm solid #000000" fo:border-left="none" fo:border-right="none" fo:border-top="0.35mm solid #000000" fo:padding-bottom="0.0mm" fo:padding-left="1.91mm" fo:padding-right="1.91mm" fo:padding-top="0.0mm"/>
    </style:style>
    <style:style style:family="table-row" style:name="ab366bb">
      <style:table-row-properties style:row-height="15.01mm"/>
    </style:style>
    <style:style style:family="table-column" style:name="a7d4530">
      <style:table-column-properties style:rel-column-width="33*"/>
    </style:style>
    <style:style style:family="table" style:name="ab4d507">
      <style:table-properties fo:margin-left="0.0mm" style:width="16.249cm" table:align="left"/>
    </style:style>
    <style:style style:family="paragraph" style:name="a57775f" style:parent-style-name="Heading2">
      <style:paragraph-properties/>
    </style:style>
    <style:style style:family="paragraph" style:name="a62da50" style:parent-style-name="Normal">
      <style:text-properties fo:font-size="11.0pt" style:font-name-asian="Cambria" style:font-size-asian="11.0pt"/>
    </style:style>
    <style:style style:family="table-cell" style:name="aac6fd1">
      <style:table-cell-properties fo:border-bottom="2.12mm solid #000000" fo:border-left="0.26mm solid #000000" fo:border-right="2.12mm solid #000000" fo:border-top="0.26mm solid #000000" fo:padding-bottom="0.0mm" fo:padding-left="1.91mm" fo:padding-right="1.91mm" fo:padding-top="0.0mm"/>
    </style:style>
    <style:style style:family="paragraph" style:name="aa7dd2c" style:parent-style-name="Normal">
      <style:text-properties fo:font-size="11.0pt" style:font-name-asian="Cambria" style:font-size-asian="11.0pt"/>
    </style:style>
    <style:style style:family="table-cell" style:name="a0bcf38">
      <style:table-cell-properties fo:border-bottom="2.12mm solid #000000" fo:border-left="0.26mm solid #000000" fo:border-right="0.26mm solid #000000" fo:border-top="0.26mm solid #000000" fo:padding-bottom="0.0mm" fo:padding-left="1.91mm" fo:padding-right="1.91mm" fo:padding-top="0.0mm"/>
    </style:style>
    <style:style style:family="paragraph" style:name="ae9512c" style:parent-style-name="Normal">
      <style:text-properties fo:font-size="11.0pt" style:font-name-asian="Cambria" style:font-size-asian="11.0pt"/>
    </style:style>
    <style:style style:family="table-cell" style:name="a478c6c">
      <style:table-cell-properties fo:border-bottom="2.12mm solid #000000" fo:border-left="2.12mm solid #000000" fo:border-right="0.26mm solid #000000" fo:border-top="2.12mm solid #000000" fo:padding-bottom="0.0mm" fo:padding-left="1.91mm" fo:padding-right="1.91mm" fo:padding-top="0.0mm"/>
    </style:style>
    <style:style style:family="table-row" style:name="a7c75e6">
      <style:table-row-properties style:row-height="10.0mm"/>
    </style:style>
    <style:style style:family="paragraph" style:name="ad73018" style:parent-style-name="Normal">
      <style:text-properties fo:font-size="11.0pt" style:font-name-asian="Cambria" style:font-size-asian="11.0pt"/>
    </style:style>
    <style:style style:family="table-cell" style:name="acf40d4">
      <style:table-cell-properties fo:border-bottom="0.26mm solid #000000" fo:border-left="0.26mm solid #000000" fo:border-right="2.12mm solid #000000" fo:border-top="0.26mm solid #000000" fo:padding-bottom="0.0mm" fo:padding-left="1.91mm" fo:padding-right="1.91mm" fo:padding-top="0.0mm"/>
    </style:style>
    <style:style style:family="paragraph" style:name="aabb16d" style:parent-style-name="Normal">
      <style:text-properties fo:font-size="11.0pt" style:font-name-asian="Cambria" style:font-size-asian="11.0pt"/>
    </style:style>
    <style:style style:family="table-cell" style:name="aaabb3b">
      <style:table-cell-properties fo:border-bottom="0.26mm solid #000000" fo:border-left="0.26mm solid #000000" fo:border-right="0.26mm solid #000000" fo:border-top="0.26mm solid #000000" fo:padding-bottom="0.0mm" fo:padding-left="1.91mm" fo:padding-right="1.91mm" fo:padding-top="0.0mm"/>
    </style:style>
    <style:style style:family="paragraph" style:name="a6a561e" style:parent-style-name="Normal">
      <style:text-properties fo:font-size="11.0pt" style:font-name-asian="Cambria" style:font-size-asian="11.0pt"/>
    </style:style>
    <style:style style:family="table-cell" style:name="ae52277">
      <style:table-cell-properties fo:border-bottom="2.12mm solid #000000" fo:border-left="none" fo:border-right="2.12mm solid #000000" fo:border-top="2.12mm solid #000000" fo:padding-bottom="0.0mm" fo:padding-left="1.91mm" fo:padding-right="1.91mm" fo:padding-top="0.0mm"/>
    </style:style>
    <style:style style:family="table-row" style:name="a94ab3e">
      <style:table-row-properties style:row-height="10.0mm"/>
    </style:style>
    <style:style style:family="paragraph" style:name="a114a68" style:parent-style-name="Normal">
      <style:text-properties fo:font-size="11.0pt" style:font-name-asian="Cambria" style:font-size-asian="11.0pt"/>
    </style:style>
    <style:style style:family="table-cell" style:name="a8aabc1">
      <style:table-cell-properties fo:border-bottom="0.26mm solid #000000" fo:border-left="0.26mm solid #000000" fo:border-right="2.12mm solid #000000" fo:border-top="2.12mm solid #000000" fo:padding-bottom="0.0mm" fo:padding-left="1.91mm" fo:padding-right="1.91mm" fo:padding-top="0.0mm"/>
    </style:style>
    <style:style style:family="paragraph" style:name="a6b5edd" style:parent-style-name="Normal">
      <style:text-properties fo:font-size="11.0pt" style:font-name-asian="Cambria" style:font-size-asian="11.0pt"/>
    </style:style>
    <style:style style:family="table-cell" style:name="af5b4b2">
      <style:table-cell-properties fo:border-bottom="0.26mm solid #000000" fo:border-left="0.26mm solid #000000" fo:border-right="0.26mm solid #000000" fo:border-top="2.12mm solid #000000" fo:padding-bottom="0.0mm" fo:padding-left="1.91mm" fo:padding-right="1.91mm" fo:padding-top="0.0mm"/>
    </style:style>
    <style:style style:family="paragraph" style:name="ad26a35" style:parent-style-name="Normal">
      <style:text-properties fo:font-size="11.0pt" style:font-name-asian="Cambria" style:font-size-asian="11.0pt"/>
    </style:style>
    <style:style style:family="table-cell" style:name="ab63e68">
      <style:table-cell-properties fo:border-bottom="0.26mm solid #000000" fo:border-left="2.12mm solid #000000" fo:border-right="0.26mm solid #000000" fo:border-top="2.12mm solid #000000" fo:padding-bottom="0.0mm" fo:padding-left="1.91mm" fo:padding-right="1.91mm" fo:padding-top="0.0mm"/>
    </style:style>
    <style:style style:family="table-row" style:name="ad73c9d">
      <style:table-row-properties style:row-height="10.0mm"/>
    </style:style>
    <style:style style:family="table-column" style:name="a1eb546">
      <style:table-column-properties style:rel-column-width="33*"/>
    </style:style>
    <style:style style:family="table" style:name="a45b096">
      <style:table-properties fo:margin-left="0.0mm" style:width="12.187cm" table:align="left"/>
    </style:style>
    <style:style style:family="paragraph" style:name="a227bd0" style:parent-style-name="Heading2">
      <style:paragraph-properties/>
    </style:style>
    <style:style style:family="paragraph" style:name="a7216ac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3c5b28">
      <style:table-cell-properties fo:background-color="#D3DFEE" fo:border-bottom="none" fo:border-left="none" fo:border-right="0.35mm solid #4F81BD" fo:border-top="none" fo:padding-bottom="0.0mm" fo:padding-left="1.91mm" fo:padding-right="1.91mm" fo:padding-top="0.0mm"/>
    </style:style>
    <style:style style:family="paragraph" style:name="a930b9b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8aae3a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856130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e4a71c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2d53b3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326d7f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d342ac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dcc027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1bcd3f" style:parent-style-name="Normal">
      <style:text-properties fo:color="#000000" fo:country="DE" fo:font-size="11.0pt" fo:language="de" style:font-size-asian="11.0pt"/>
    </style:style>
    <style:style style:family="table-cell" style:name="ac77ad5">
      <style:table-cell-properties fo:background-color="#FFFFFF" fo:border-bottom="none" fo:border-left="none" fo:border-right="0.35mm solid #4F81BD" fo:border-top="none" fo:padding-bottom="0.0mm" fo:padding-left="1.91mm" fo:padding-right="1.91mm" fo:padding-top="0.0mm"/>
    </style:style>
    <style:style style:family="table-row" style:name="ac0c77c">
      <style:table-row-properties style:row-height="6.77mm"/>
    </style:style>
    <style:style style:family="paragraph" style:name="a982509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d33f6c">
      <style:table-cell-properties fo:border-bottom="none" fo:border-left="none" fo:border-right="0.35mm solid #4F81BD" fo:border-top="none" fo:padding-bottom="0.0mm" fo:padding-left="1.91mm" fo:padding-right="1.91mm" fo:padding-top="0.0mm"/>
    </style:style>
    <style:style style:family="paragraph" style:name="a6dbd83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d3f59b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1c918e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488672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37564c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fd46bc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f92daa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e7c706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99ffb8" style:parent-style-name="Normal">
      <style:text-properties fo:color="#000000" fo:country="DE" fo:font-size="11.0pt" fo:language="de" style:font-size-asian="11.0pt"/>
    </style:style>
    <style:style style:family="table-cell" style:name="a914ebb">
      <style:table-cell-properties fo:background-color="#FFFFFF" fo:border-bottom="none" fo:border-left="none" fo:border-right="0.35mm solid #4F81BD" fo:border-top="none" fo:padding-bottom="0.0mm" fo:padding-left="1.91mm" fo:padding-right="1.91mm" fo:padding-top="0.0mm"/>
    </style:style>
    <style:style style:family="table-row" style:name="adadc6b">
      <style:table-row-properties style:row-height="6.77mm"/>
    </style:style>
    <style:style style:family="paragraph" style:name="a34a93a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1a312e">
      <style:table-cell-properties fo:background-color="#D3DFEE" fo:border-bottom="none" fo:border-left="none" fo:border-right="0.35mm solid #4F81BD" fo:border-top="none" fo:padding-bottom="0.0mm" fo:padding-left="1.91mm" fo:padding-right="1.91mm" fo:padding-top="0.0mm"/>
    </style:style>
    <style:style style:family="paragraph" style:name="adc9449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fac0ad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094091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63bad0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d8e205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2f4db4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b2877b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5ed03a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c095c8" style:parent-style-name="Normal">
      <style:text-properties fo:color="#000000" fo:country="DE" fo:font-size="11.0pt" fo:language="de" style:font-size-asian="11.0pt"/>
    </style:style>
    <style:style style:family="table-cell" style:name="acb797a">
      <style:table-cell-properties fo:background-color="#FFFFFF" fo:border-bottom="none" fo:border-left="none" fo:border-right="0.35mm solid #4F81BD" fo:border-top="none" fo:padding-bottom="0.0mm" fo:padding-left="1.91mm" fo:padding-right="1.91mm" fo:padding-top="0.0mm"/>
    </style:style>
    <style:style style:family="table-row" style:name="a8a9413">
      <style:table-row-properties style:row-height="6.77mm"/>
    </style:style>
    <style:style style:family="paragraph" style:name="a7fb803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09b458">
      <style:table-cell-properties fo:border-bottom="none" fo:border-left="none" fo:border-right="0.35mm solid #4F81BD" fo:border-top="none" fo:padding-bottom="0.0mm" fo:padding-left="1.91mm" fo:padding-right="1.91mm" fo:padding-top="0.0mm"/>
    </style:style>
    <style:style style:family="paragraph" style:name="ab2e6ed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29ec2e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969611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b7c75a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1d1de2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da9ebe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c406c3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f0cba4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6d26e4" style:parent-style-name="Normal">
      <style:text-properties fo:color="#000000" fo:country="DE" fo:font-size="11.0pt" fo:language="de" style:font-size-asian="11.0pt"/>
    </style:style>
    <style:style style:family="table-cell" style:name="aa10888">
      <style:table-cell-properties fo:background-color="#FFFFFF" fo:border-bottom="none" fo:border-left="none" fo:border-right="0.35mm solid #4F81BD" fo:border-top="none" fo:padding-bottom="0.0mm" fo:padding-left="1.91mm" fo:padding-right="1.91mm" fo:padding-top="0.0mm"/>
    </style:style>
    <style:style style:family="table-row" style:name="aee80e2">
      <style:table-row-properties style:row-height="6.77mm"/>
    </style:style>
    <style:style style:family="paragraph" style:name="a56b5d0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4620d3">
      <style:table-cell-properties fo:background-color="#D3DFEE" fo:border-bottom="none" fo:border-left="none" fo:border-right="0.35mm solid #4F81BD" fo:border-top="none" fo:padding-bottom="0.0mm" fo:padding-left="1.91mm" fo:padding-right="1.91mm" fo:padding-top="0.0mm"/>
    </style:style>
    <style:style style:family="paragraph" style:name="aef6a1d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23b469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d45325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a0a652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f2b534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b85c19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518cd7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181906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583744" style:parent-style-name="Normal">
      <style:text-properties fo:color="#000000" fo:country="DE" fo:font-size="11.0pt" fo:language="de" style:font-size-asian="11.0pt"/>
    </style:style>
    <style:style style:family="table-cell" style:name="ab837e2">
      <style:table-cell-properties fo:background-color="#FFFFFF" fo:border-bottom="none" fo:border-left="none" fo:border-right="0.35mm solid #4F81BD" fo:border-top="none" fo:padding-bottom="0.0mm" fo:padding-left="1.91mm" fo:padding-right="1.91mm" fo:padding-top="0.0mm"/>
    </style:style>
    <style:style style:family="table-row" style:name="a205388">
      <style:table-row-properties style:row-height="6.77mm"/>
    </style:style>
    <style:style style:family="paragraph" style:name="af2289b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75077c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paragraph" style:name="a4f2614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e8b927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paragraph" style:name="a862baf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d95dff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paragraph" style:name="a439167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67ff1d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paragraph" style:name="aa52072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933a7b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paragraph" style:name="a61a9cf" style:parent-style-name="Normal">
      <style:text-properties fo:color="#000000" fo:country="DE" fo:font-size="11.0pt" fo:language="de" style:font-size-asian="11.0pt"/>
    </style:style>
    <style:style style:family="table-cell" style:name="a7b9ebb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table-row" style:name="a766b2e">
      <style:table-row-properties style:row-height="6.77mm"/>
    </style:style>
    <style:style style:family="table-column" style:name="ab50006">
      <style:table-column-properties style:rel-column-width="16*"/>
    </style:style>
    <style:style style:family="table-column" style:name="ad61e23">
      <style:table-column-properties style:rel-column-width="17*"/>
    </style:style>
    <style:style style:family="table-column" style:name="aae920e">
      <style:table-column-properties style:rel-column-width="16*"/>
    </style:style>
    <style:style style:family="table" style:name="ae8a88d">
      <style:table-properties fo:margin-left="0.0mm" style:width="16.453cm" table:align="left"/>
    </style:style>
    <style:style style:family="paragraph" style:name="a1dec50" style:parent-style-name="Heading2">
      <style:paragraph-properties/>
    </style:style>
    <style:style style:family="paragraph" style:name="aee4c94" style:parent-style-name="Normal">
      <style:text-properties fo:country="DE" fo:font-size="11.0pt" fo:language="de" style:font-name-asian="Cambria" style:font-size-asian="11.0pt"/>
    </style:style>
    <style:style style:family="table-cell" style:name="ad462f5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5929be" style:parent-style-name="Normal">
      <style:text-properties fo:country="DE" fo:font-size="11.0pt" fo:language="de" style:font-name-asian="Cambria" style:font-size-asian="11.0pt"/>
    </style:style>
    <style:style style:family="table-cell" style:name="a039026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831fee" style:parent-style-name="Normal">
      <style:text-properties fo:country="DE" fo:font-size="11.0pt" fo:language="de" style:font-name-asian="Cambria" style:font-size-asian="11.0pt"/>
    </style:style>
    <style:style style:family="table-cell" style:name="a2ac689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6ff058" style:parent-style-name="Normal">
      <style:text-properties fo:country="DE" fo:font-size="11.0pt" fo:language="de" style:font-name-asian="Cambria" style:font-size-asian="11.0pt"/>
    </style:style>
    <style:style style:family="table-cell" style:name="a54af46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7b0fb0">
      <style:table-row-properties style:row-height="10.0mm"/>
    </style:style>
    <style:style style:family="paragraph" style:name="affcad8" style:parent-style-name="Normal">
      <style:text-properties fo:country="DE" fo:font-size="11.0pt" fo:language="de" style:font-name-asian="Cambria" style:font-size-asian="11.0pt"/>
    </style:style>
    <style:style style:family="table-cell" style:name="a614024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bf2d79" style:parent-style-name="Normal">
      <style:text-properties fo:country="DE" fo:font-size="11.0pt" fo:language="de" style:font-name-asian="Cambria" style:font-size-asian="11.0pt"/>
    </style:style>
    <style:style style:family="table-cell" style:name="a4ef8f2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f7dcef" style:parent-style-name="Normal">
      <style:text-properties fo:country="DE" fo:font-size="11.0pt" fo:language="de" style:font-name-asian="Cambria" style:font-size-asian="11.0pt"/>
    </style:style>
    <style:style style:family="table-cell" style:name="ad11c9f">
      <style:table-cell-properties fo:background-color="#00B0F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ebef0d" style:parent-style-name="Normal">
      <style:text-properties fo:country="DE" fo:font-size="11.0pt" fo:language="de" style:font-name-asian="Cambria" style:font-size-asian="11.0pt"/>
    </style:style>
    <style:style style:family="table-cell" style:name="a54c61b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c42d33">
      <style:table-row-properties style:row-height="10.0mm"/>
    </style:style>
    <style:style style:family="paragraph" style:name="a784862" style:parent-style-name="Normal">
      <style:text-properties fo:country="DE" fo:font-size="11.0pt" fo:language="de" style:font-name-asian="Cambria" style:font-size-asian="11.0pt"/>
    </style:style>
    <style:style style:family="table-cell" style:name="a64d292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c21b64" style:parent-style-name="Normal">
      <style:text-properties fo:country="DE" fo:font-size="11.0pt" fo:language="de" style:font-name-asian="Cambria" style:font-size-asian="11.0pt"/>
    </style:style>
    <style:style style:family="table-cell" style:name="a67380a">
      <style:table-cell-properties fo:background-color="#FFC0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659c44" style:parent-style-name="Normal">
      <style:text-properties fo:country="DE" fo:font-size="11.0pt" fo:language="de" style:font-name-asian="Cambria" style:font-size-asian="11.0pt"/>
    </style:style>
    <style:style style:family="table-cell" style:name="a9229e8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e07e2f" style:parent-style-name="Normal">
      <style:text-properties fo:country="DE" fo:font-size="11.0pt" fo:language="de" style:font-name-asian="Cambria" style:font-size-asian="11.0pt"/>
    </style:style>
    <style:style style:family="table-cell" style:name="a0a78d4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49cc64">
      <style:table-row-properties style:row-height="20.0mm"/>
    </style:style>
    <style:style style:family="paragraph" style:name="a4e58aa" style:parent-style-name="Normal">
      <style:text-properties fo:country="DE" fo:font-size="11.0pt" fo:language="de" style:font-name-asian="Cambria" style:font-size-asian="11.0pt"/>
    </style:style>
    <style:style style:family="table-cell" style:name="acbad2e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e58d34" style:parent-style-name="Normal">
      <style:text-properties fo:country="DE" fo:font-size="11.0pt" fo:language="de" style:font-name-asian="Cambria" style:font-size-asian="11.0pt"/>
    </style:style>
    <style:style style:family="table-cell" style:name="aa6f0eb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b77dd7" style:parent-style-name="Normal">
      <style:text-properties fo:country="DE" fo:font-size="11.0pt" fo:language="de" style:font-name-asian="Cambria" style:font-size-asian="11.0pt"/>
    </style:style>
    <style:style style:family="table-cell" style:name="a4a1f55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cc4eb1" style:parent-style-name="Normal">
      <style:text-properties fo:country="DE" fo:font-size="11.0pt" fo:language="de" style:font-name-asian="Cambria" style:font-size-asian="11.0pt"/>
    </style:style>
    <style:style style:family="table-cell" style:name="a0068b2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284ed8">
      <style:table-row-properties style:row-height="10.0mm"/>
    </style:style>
    <style:style style:family="table-column" style:name="adedfa2">
      <style:table-column-properties style:rel-column-width="25*"/>
    </style:style>
    <style:style style:family="table" style:name="aa6a892">
      <style:table-properties fo:margin-left="0.0mm" style:width="16.249cm" table:align="left"/>
    </style:style>
    <style:style style:family="paragraph" style:name="a42ebab" style:parent-style-name="Heading2">
      <style:paragraph-properties/>
    </style:style>
    <style:style style:family="paragraph" style:name="a9a89ce" style:parent-style-name="Title">
      <style:paragraph-properties fo:break-before="page"/>
    </style:style>
    <style:style style:family="table-column" style:name="a205f8d">
      <style:table-column-properties style:column-width="32.5mm"/>
    </style:style>
    <style:style style:family="table" style:name="add3ddc">
      <style:table-properties fo:margin-left="0.0mm" style:rel-width="100%" style:width="16.249cm" table:align="left"/>
    </style:style>
  </office:automatic-styles>
  <office:body>
    <office:text>
      <text:p text:style-name="a9a89ce">Tables</text:p>
      <text:p text:style-name="Subtitle">Examples</text:p>
      <text:h text:outline-level="2" text:style-name="a42ebab">Table with different background colors (hard coded)</text:h>
      <text:p text:style-name="Normal"/>
      <table:table table:style-name="aa6a892">
        <table:table-column table:number-columns-repeated="4" table:style-name="adedfa2"/>
        <table:table-row table:style-name="a284ed8">
          <table:table-cell table:style-name="a0068b2">
            <text:p text:style-name="acc4eb1">1</text:p>
          </table:table-cell>
          <table:table-cell table:style-name="a4a1f55">
            <text:p text:style-name="ab77dd7">2</text:p>
          </table:table-cell>
          <table:table-cell table:style-name="aa6f0eb">
            <text:p text:style-name="ae58d34">3</text:p>
          </table:table-cell>
          <table:table-cell table:style-name="acbad2e">
            <text:p text:style-name="a4e58aa">4</text:p>
          </table:table-cell>
        </table:table-row>
        <table:table-row table:style-name="a49cc64">
          <table:table-cell table:style-name="a0a78d4">
            <text:p text:style-name="ae07e2f">5</text:p>
          </table:table-cell>
          <table:table-cell table:style-name="a9229e8">
            <text:p text:style-name="a659c44">6</text:p>
          </table:table-cell>
          <table:table-cell table:style-name="a67380a">
            <text:p text:style-name="ac21b64">7</text:p>
          </table:table-cell>
          <table:table-cell table:style-name="a64d292">
            <text:p text:style-name="a784862">8</text:p>
          </table:table-cell>
        </table:table-row>
        <table:table-row table:style-name="ac42d33">
          <table:table-cell table:style-name="a54c61b">
            <text:p text:style-name="aebef0d">9</text:p>
          </table:table-cell>
          <table:table-cell table:style-name="ad11c9f">
            <text:p text:style-name="af7dcef">10</text:p>
          </table:table-cell>
          <table:table-cell table:style-name="a4ef8f2">
            <text:p text:style-name="abf2d79">11</text:p>
          </table:table-cell>
          <table:table-cell table:style-name="a614024">
            <text:p text:style-name="affcad8">12</text:p>
          </table:table-cell>
        </table:table-row>
        <table:table-row table:style-name="a7b0fb0">
          <table:table-cell table:style-name="a54af46">
            <text:p text:style-name="a6ff058">13</text:p>
          </table:table-cell>
          <table:table-cell table:style-name="a2ac689">
            <text:p text:style-name="a831fee">14</text:p>
          </table:table-cell>
          <table:table-cell table:style-name="a039026">
            <text:p text:style-name="a5929be">15</text:p>
          </table:table-cell>
          <table:table-cell table:style-name="ad462f5">
            <text:p text:style-name="aee4c94">16</text:p>
          </table:table-cell>
        </table:table-row>
      </table:table>
      <text:p text:style-name="Normal"/>
      <text:h text:outline-level="2" text:style-name="a1dec50">Table with different background colors (theme, toggle background)</text:h>
      <text:p text:style-name="Normal"/>
      <table:table table:style-name="ae8a88d">
        <table:table-column table:style-name="aae920e"/>
        <table:table-column table:number-columns-repeated="4" table:style-name="ad61e23"/>
        <table:table-column table:style-name="ab50006"/>
        <table:table-row table:style-name="a766b2e">
          <table:table-cell table:style-name="a7b9ebb">
            <text:p text:style-name="a61a9cf">Point</text:p>
          </table:table-cell>
          <table:table-cell table:style-name="a933a7b">
            <text:p text:style-name="aa52072">Point<text:s/>A</text:p>
          </table:table-cell>
          <table:table-cell table:style-name="a67ff1d">
            <text:p text:style-name="a439167">Point<text:s/>B</text:p>
          </table:table-cell>
          <table:table-cell table:style-name="ad95dff">
            <text:p text:style-name="a862baf">Point<text:s/>C</text:p>
          </table:table-cell>
          <table:table-cell table:style-name="ae8b927">
            <text:p text:style-name="a4f2614">Point<text:s/>D</text:p>
          </table:table-cell>
          <table:table-cell table:style-name="a75077c">
            <text:p text:style-name="af2289b">Point<text:s/>E</text:p>
          </table:table-cell>
        </table:table-row>
        <table:table-row table:style-name="a205388">
          <table:table-cell table:style-name="ab837e2">
            <text:p text:style-name="a583744">Point<text:s/>A</text:p>
          </table:table-cell>
          <table:table-cell table:style-name="a181906">
            <text:p text:style-name="a518cd7">—</text:p>
          </table:table-cell>
          <table:table-cell table:style-name="ab85c19">
            <text:p text:style-name="af2b534"/>
          </table:table-cell>
          <table:table-cell table:style-name="aa0a652">
            <text:p text:style-name="ad45325"/>
          </table:table-cell>
          <table:table-cell table:style-name="a23b469">
            <text:p text:style-name="aef6a1d"/>
          </table:table-cell>
          <table:table-cell table:style-name="a4620d3">
            <text:p text:style-name="a56b5d0"/>
          </table:table-cell>
        </table:table-row>
        <table:table-row table:style-name="aee80e2">
          <table:table-cell table:style-name="aa10888">
            <text:p text:style-name="a6d26e4">Point<text:s/>B</text:p>
          </table:table-cell>
          <table:table-cell table:style-name="af0cba4">
            <text:p text:style-name="ac406c3">87</text:p>
          </table:table-cell>
          <table:table-cell table:style-name="ada9ebe">
            <text:p text:style-name="a1d1de2">—</text:p>
          </table:table-cell>
          <table:table-cell table:style-name="ab7c75a">
            <text:p text:style-name="a969611"/>
          </table:table-cell>
          <table:table-cell table:style-name="a29ec2e">
            <text:p text:style-name="ab2e6ed"/>
          </table:table-cell>
          <table:table-cell table:style-name="a09b458">
            <text:p text:style-name="a7fb803"/>
          </table:table-cell>
        </table:table-row>
        <table:table-row table:style-name="a8a9413">
          <table:table-cell table:style-name="acb797a">
            <text:p text:style-name="ac095c8">Point<text:s/>C</text:p>
          </table:table-cell>
          <table:table-cell table:style-name="a5ed03a">
            <text:p text:style-name="ab2877b">64</text:p>
          </table:table-cell>
          <table:table-cell table:style-name="a2f4db4">
            <text:p text:style-name="ad8e205">56</text:p>
          </table:table-cell>
          <table:table-cell table:style-name="a63bad0">
            <text:p text:style-name="a094091">—</text:p>
          </table:table-cell>
          <table:table-cell table:style-name="afac0ad">
            <text:p text:style-name="adc9449"/>
          </table:table-cell>
          <table:table-cell table:style-name="a1a312e">
            <text:p text:style-name="a34a93a"/>
          </table:table-cell>
        </table:table-row>
        <table:table-row table:style-name="adadc6b">
          <table:table-cell table:style-name="a914ebb">
            <text:p text:style-name="a99ffb8">Point<text:s/>D</text:p>
          </table:table-cell>
          <table:table-cell table:style-name="ae7c706">
            <text:p text:style-name="af92daa">37</text:p>
          </table:table-cell>
          <table:table-cell table:style-name="afd46bc">
            <text:p text:style-name="a37564c">32</text:p>
          </table:table-cell>
          <table:table-cell table:style-name="a488672">
            <text:p text:style-name="a1c918e">91</text:p>
          </table:table-cell>
          <table:table-cell table:style-name="ad3f59b">
            <text:p text:style-name="a6dbd83">—</text:p>
          </table:table-cell>
          <table:table-cell table:style-name="ad33f6c">
            <text:p text:style-name="a982509"/>
          </table:table-cell>
        </table:table-row>
        <table:table-row table:style-name="ac0c77c">
          <table:table-cell table:style-name="ac77ad5">
            <text:p text:style-name="a1bcd3f">Point<text:s/>E</text:p>
          </table:table-cell>
          <table:table-cell table:style-name="adcc027">
            <text:p text:style-name="ad342ac">93</text:p>
          </table:table-cell>
          <table:table-cell table:style-name="a326d7f">
            <text:p text:style-name="a2d53b3">35</text:p>
          </table:table-cell>
          <table:table-cell table:style-name="ae4a71c">
            <text:p text:style-name="a856130">54</text:p>
          </table:table-cell>
          <table:table-cell table:style-name="a8aae3a">
            <text:p text:style-name="a930b9b">43</text:p>
          </table:table-cell>
          <table:table-cell table:style-name="a3c5b28">
            <text:p text:style-name="a7216ac">—</text:p>
          </table:table-cell>
        </table:table-row>
      </table:table>
      <text:p text:style-name="Normal"/>
      <text:p text:style-name="Normal"/>
      <text:h text:outline-level="2" text:style-name="a227bd0">Thick table border, but cell can overrule<text:s/>table border</text:h>
      <text:p text:style-name="Normal"/>
      <table:table table:style-name="a45b096">
        <table:table-column table:number-columns-repeated="3" table:style-name="a1eb546"/>
        <table:table-row table:style-name="ad73c9d">
          <table:table-cell table:style-name="ab63e68">
            <text:p text:style-name="ad26a35"/>
          </table:table-cell>
          <table:table-cell table:style-name="af5b4b2">
            <text:p text:style-name="a6b5edd"/>
          </table:table-cell>
          <table:table-cell table:style-name="a8aabc1">
            <text:p text:style-name="a114a68"/>
          </table:table-cell>
        </table:table-row>
        <table:table-row table:style-name="a94ab3e">
          <table:table-cell table:style-name="ae52277">
            <text:p text:style-name="a6a561e"/>
          </table:table-cell>
          <table:table-cell table:style-name="aaabb3b">
            <text:p text:style-name="aabb16d"/>
          </table:table-cell>
          <table:table-cell table:style-name="acf40d4">
            <text:p text:style-name="ad73018"/>
          </table:table-cell>
        </table:table-row>
        <table:table-row table:style-name="a7c75e6">
          <table:table-cell table:style-name="a478c6c">
            <text:p text:style-name="ae9512c"/>
          </table:table-cell>
          <table:table-cell table:style-name="a0bcf38">
            <text:p text:style-name="aa7dd2c"/>
          </table:table-cell>
          <table:table-cell table:style-name="aac6fd1">
            <text:p text:style-name="a62da50"/>
          </table:table-cell>
        </table:table-row>
      </table:table>
      <text:p text:style-name="Normal"/>
      <text:h text:outline-level="2" text:style-name="a57775f">Table with background color for top-left, top-right, bottom-left and bottom-right cell</text:h>
      <table:table table:style-name="ab4d507">
        <table:table-column table:number-columns-repeated="3" table:style-name="a7d4530"/>
        <table:table-row table:style-name="ab366bb">
          <table:table-cell table:style-name="af73902">
            <text:p text:style-name="abd71a9">Erste Ecke oben links</text:p>
          </table:table-cell>
          <table:table-cell table:style-name="aec637a">
            <text:p text:style-name="aaf9500">1</text:p>
          </table:table-cell>
          <table:table-cell table:style-name="acdac36">
            <text:p text:style-name="a0817cb">2</text:p>
          </table:table-cell>
        </table:table-row>
        <table:table-row table:style-name="aa5e036">
          <table:table-cell table:style-name="ac05e7d">
            <text:p text:style-name="a421289">Zweite Ecke oben links</text:p>
          </table:table-cell>
          <table:table-cell table:style-name="acee845">
            <text:p text:style-name="a3ee47b">3</text:p>
          </table:table-cell>
          <table:table-cell table:style-name="acf0e5e">
            <text:p text:style-name="a1ee9aa">4</text:p>
          </table:table-cell>
        </table:table-row>
        <table:table-row table:style-name="a349108">
          <table:table-cell table:style-name="a38afc7">
            <text:p text:style-name="a8da2f9">Dritte Ecke oben links</text:p>
          </table:table-cell>
          <table:table-cell table:style-name="a7f38e7">
            <text:p text:style-name="a8fdd52">5</text:p>
          </table:table-cell>
          <table:table-cell table:style-name="a1132a4">
            <text:p text:style-name="a409374">6</text:p>
          </table:table-cell>
        </table:table-row>
      </table:table>
      <text:p text:style-name="Normal"/>
      <text:p text:style-name="Normal"/>
      <text:h text:outline-level="2" text:style-name="ab92377">Funny Table</text:h>
      <text:p text:style-name="Normal"/>
      <table:table table:style-name="add3ddc">
        <table:table-column table:number-columns-repeated="5" table:style-name="a205f8d"/>
        <table:table-row table:style-name="a1433b6">
          <table:table-cell table:number-columns-spanned="2" table:style-name="abb8995">
            <text:p text:style-name="a79ccb6">A big cell with thick border</text:p>
          </table:table-cell>
          <table:table-cell table:style-name="abb8995"/>
          <table:table-cell table:style-name="a2cecdc">
            <text:p text:style-name="a5530b4">Para1</text:p>
            <text:p text:style-name="a83c268">Para2</text:p>
          </table:table-cell>
          <table:table-cell table:style-name="a6de976">
            <text:p text:style-name="afd3f8c">Hello world!</text:p>
          </table:table-cell>
        </table:table-row>
        <table:table-row table:style-name="a98df04">
          <table:table-cell table:style-name="a27b8bf">
            <text:p text:style-name="ad418b6"/>
          </table:table-cell>
          <table:table-cell table:style-name="a27b8bf"/>
          <table:table-cell table:number-columns-spanned="2" table:style-name="a46fc6d">
            <text:p text:style-name="aff55c4">Cell background is green.</text:p>
            <text:p text:style-name="a6ff49b"/>
          </table:table-cell>
          <table:table-cell table:style-name="a3d6fe6">
            <text:p text:style-name="a3bd629"/>
          </table:table-cell>
        </table:table-row>
        <table:table-row>
          <table:table-cell table:style-name="a3e8fd3">
            <text:p text:style-name="a245b8c"/>
          </table:table-cell>
          <table:table-cell table:style-name="a3e8fd3"/>
          <table:table-cell table:style-name="a0b64ca">
            <text:p text:style-name="a5ff454">Thick red border</text:p>
            <text:p text:style-name="a130d52"/>
          </table:table-cell>
          <table:table-cell table:style-name="afdb1d6">
            <text:p text:style-name="a7970ef"/>
          </table:table-cell>
          <table:table-cell table:style-name="a504cbd">
            <text:p text:style-name="a07af80"/>
          </table:table-cell>
        </table:table-row>
        <table:table-row>
          <table:table-cell table:style-name="aa52673">
            <text:p text:style-name="ad54468">Thick border at bottom of 3 cells</text:p>
          </table:table-cell>
          <table:table-cell table:style-name="aa52673"/>
          <table:table-cell table:style-name="a3ae491">
            <text:p text:style-name="a43c8dd"/>
          </table:table-cell>
          <table:table-cell table:style-name="a4a73d7">
            <text:p text:style-name="a4a21da"/>
          </table:table-cell>
          <table:table-cell table:style-name="a50234b">
            <text:p text:style-name="a339ba4">Normal border here...</text:p>
          </table:table-cell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roman" style:font-pitch="variable" style:name="Adobe Caslon Pro" svg:font-family="Adobe Caslon Pro" svg:panose-1="0 0 0 0 0 0 0 0 0 0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00%" fo:padding-bottom="0.0mm" fo:padding-left="0.0mm" fo:padding-right="0.0mm" fo:padding-top="0.0mm" fo:text-align="left"/>
      <style:text-properties fo:background-color="transparent" fo:country="US" fo:font-size="12.0pt" fo:font-style="normal" fo:font-weight="normal" fo:language="en" fo:letter-spacing="normal" style:font-name="Cambria" style:font-name-asian="MS Mincho" style:font-name-complex="Times New Roman" style:font-size-asian="12.0pt" style:font-style-asian="normal" style:font-style-complex="normal" style:font-weight-asian="normal" style:font-weight-complex="normal" style:text-position="0% 100%" style:use-window-font-color="true"/>
    </style:default-style>
    <style:style style:display-name="Normal" style:family="paragraph" style:name="Normal" style:parent-style-name="default_paragraph_style"/>
    <style:style style:display-name="Subtitle" style:family="paragraph" style:name="Subtitle" style:next-style-name="Normal" style:parent-style-name="Normal">
      <style:paragraph-properties/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default-outline-level="2" style:display-name="Heading 2" style:family="paragraph" style:name="Heading2" style:next-style-name="Normal" style:parent-style-name="Normal">
      <style:paragraph-properties fo:margin-top="3.53mm"/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display-name="Title" style:family="paragraph" style:name="Title" style:next-style-name="Normal" style:parent-style-name="Normal">
      <style:paragraph-properties fo:border-bottom="0.35mm solid #4F81BD" fo:border-left="none" fo:border-right="none" fo:border-top="none" fo:margin-bottom="5.29mm" fo:padding-bottom="1.41mm" fo:padding-left="0.0mm" fo:padding-right="0.0mm" fo:padding-top="0.0mm"/>
      <style:text-properties fo:color="#17365D" fo:font-size="26.0pt" fo:letter-spacing="0.09mm" style:font-name="Calibri" style:font-name-asian="MS Gothic" style:font-name-complex="Times New Roman" style:font-size-asian="26.0pt"/>
    </style:style>
    <style:style style:default-outline-level="1" style:display-name="Heading 1" style:family="paragraph" style:name="Heading1" style:next-style-name="Normal" style:parent-style-name="Normal">
      <style:paragraph-properties fo:margin-top="8.47mm"/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display-name="Default Paragraph Font" style:family="text" style:name="DefaultParagraphFont" style:parent-style-name="default_character_style"/>
    <style:style style:display-name="Title Char" style:family="text" style:name="TitleChar" style:parent-style-name="DefaultParagraphFont">
      <style:text-properties fo:color="#17365D" fo:font-size="26.0pt" fo:letter-spacing="0.09mm" style:font-name="Calibri" style:font-name-asian="MS Gothic" style:font-name-complex="Times New Roman" style:font-size-asian="26.0pt"/>
    </style:style>
    <style:style style:display-name="Subtitle Char" style:family="text" style:name="SubtitleChar" style:parent-style-name="DefaultParagraphFont"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display-name="Heading 2 Char" style:family="text" style:name="Heading2Char" style:parent-style-name="DefaultParagraphFont"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display-name="Heading 1 Char" style:family="text" style:name="Heading1Char" style:parent-style-name="DefaultParagraphFont"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default-style style:family="graphic">
      <style:graphic-properties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12</dc:date>
    <meta:editing-cycles>2</meta:editing-cycles>
    <meta:editing-duration>PT0.026S</meta:editing-duration>
  </office:meta>
</office:document-meta>
</file>